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Standard">
      <style:text-properties officeooo:paragraph-rsid="0015518f"/>
    </style:style>
    <style:style style:name="P5" style:family="paragraph" style:parent-style-name="Table_20_Contents">
      <style:text-properties officeooo:paragraph-rsid="0015518f"/>
    </style:style>
    <style:style style:name="P6" style:family="paragraph" style:parent-style-name="Azione_20_attore">
      <style:text-properties officeooo:paragraph-rsid="0015518f"/>
    </style:style>
    <style:style style:name="P7" style:family="paragraph" style:parent-style-name="Azione_20_sistema">
      <style:text-properties officeooo:paragraph-rsid="0015518f"/>
    </style:style>
    <style:style style:name="T1" style:family="text">
      <style:text-properties officeooo:rsid="001551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<text:span text:style-name="T1">Modifica di un argoment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/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Standard">Iniziato da: genitore OR educatore didattico OR direttore OR psicopedagog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Standard">L'utente accede al sistema forum e viene riconosciuto come genitore OR educatore didattico OR direttore OR psicopedagogo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2313162" text:style-name="Numerazione_20_UC">
              <text:list-item text:start-value="1">
                <text:p text:style-name="P6"><text:span text:style-name="T1">L'utente richiede di modificare l'argomento</text:span></text:p>
              </text:list-item>
              <text:list-item>
                <text:p text:style-name="P7"><text:span text:style-name="T1">Il sistema verifica che sia possibile la modifica e genera la pagina per modificare l'argomento</text:span></text:p>
              </text:list-item>
              <text:list-item>
                <text:p text:style-name="P6"><text:span text:style-name="T1">L'utente modifica l'argomento e sottomette</text:span></text:p>
              </text:list-item>
              <text:list-item>
                <text:p text:style-name="P7"><text:span text:style-name="T1">Il sistema aggiorna le modifiche e genera la nuova pagina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5"><text:span text:style-name="T1">L'utente ha modificato l'argomento correttamente</text:span></text:p>
            <text:p text:style-name="P5"><text:span text:style-name="T1">L'utente non ha modificato l'argomento perché è scaduto il tempo limite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4">Nel caso di un errore utente, il sistema mostra all’utente un messaggio di errore che ne indica la causa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>Eventuali requisiti qualitativi particolari previsti per il caso d'uso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22:17:29.65</meta:creation-date>
    <meta:editing-duration>P0D</meta:editing-duration>
    <meta:editing-cycles>2</meta:editing-cycles>
    <meta:generator>LibreOffice/3.6$Windows_x86 LibreOffice_project/da8c1e6-fd468f4-454e206-f42a4a9-143cfd</meta:generator>
    <dc:date>2012-10-19T22:20:58.07</dc:date>
    <meta:document-statistic meta:table-count="1" meta:image-count="0" meta:object-count="0" meta:page-count="1" meta:paragraph-count="19" meta:word-count="132" meta:character-count="891" meta:non-whitespace-character-count="782"/>
  </office:meta>
</office:document-meta>
</file>